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Basic/script-lc.xml" manifest:media-type="text/xml"/>
  <manifest:file-entry manifest:full-path="Basic/Standard/script-lb.xml" manifest:media-type="text/xml"/>
  <manifest:file-entry manifest:full-path="Basic/Standard/Timer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PA Pゴシック" svg:font-family="'IPA Pゴシック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1.5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mm"/>
      <style:text-properties fo:color="#ffffff"/>
    </style:style>
    <style:style style:name="ce5" style:family="table-cell" style:parent-style-name="Default">
      <style:table-cell-properties fo:border-bottom="none" fo:border-left="0.06pt solid #000000" fo:border-right="none" fo:border-top="none"/>
      <style:text-properties fo:color="#ffffff"/>
    </style:style>
    <style:style style:name="ce6" style:family="table-cell" style:parent-style-name="Default">
      <style:table-cell-properties fo:border-bottom="0.06pt solid #000000" fo:border-left="0.06pt solid #000000" fo:border-right="none" fo:border-top="none"/>
      <style:text-properties fo:color="#ffffff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color="#ffffff"/>
    </style:style>
    <style:style style:name="ce9" style:family="table-cell" style:parent-style-name="Default">
      <style:text-properties fo:color="#ffffff"/>
    </style:style>
    <style:style style:name="ce10" style:family="table-cell" style:parent-style-name="Default">
      <style:table-cell-properties fo:border-bottom="0.06pt solid #000000" fo:border-left="none" fo:border-right="none" fo:border-top="none"/>
      <style:text-properties fo:color="#ffffff"/>
    </style:style>
    <style:style style:name="ce11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  <style:text-properties fo:color="#ffffff"/>
    </style:style>
    <style:style style:name="ce12" style:family="table-cell" style:parent-style-name="Default">
      <style:table-cell-properties fo:border-bottom="none" fo:border-left="none" fo:border-right="0.06pt solid #000000" fo:border-top="none"/>
      <style:text-properties fo:color="#ffffff"/>
    </style:style>
    <style:style style:name="ce13" style:family="table-cell" style:parent-style-name="Default">
      <style:table-cell-properties fo:border-bottom="0.06pt solid #000000" fo:border-left="none" fo:border-right="0.06pt solid #000000" fo:border-top="none"/>
      <style:text-properties fo:color="#ffffff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>
          <form:form form:name="フォーム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Start" form:control-implementation="ooo:com.sun.star.form.component.CommandButton" xml:id="control1" form:id="control1" form:label="開始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Timer.Main?language=Basic&amp;location=document" xlink:type="simple"/>
              </office:event-listeners>
            </form:button>
            <form:button form:name="Clear" form:control-implementation="ooo:com.sun.star.form.component.CommandButton" xml:id="control2" form:id="control2" form:label="クリア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Timer.Clear?language=Basic&amp;location=document" xlink:type="simple"/>
              </office:event-listeners>
            </form:button>
          </form:form>
        </office:forms>
        <table:shapes>
          <draw:frame draw:z-index="0" draw:style-name="gr1" draw:text-style-name="P1" svg:width="169.62mm" svg:height="149.61mm" svg:x="159.13mm" svg:y="5.78mm">
            <loext:p draw:notify-on-update-of-ranges="Sheet1.B12:Sheet1.B22 Sheet1.C12:Sheet1.C22 Sheet1.D11:Sheet1.D11 Sheet1.D12:Sheet1.D2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control draw:z-index="1" draw:text-style-name="P2" svg:width="25.61mm" svg:height="6.64mm" svg:x="72.68mm" svg:y="19.92mm" draw:control="control1"/>
          <draw:control draw:z-index="2" draw:text-style-name="P2" svg:width="25.61mm" svg:height="6.64mm" svg:x="102.42mm" svg:y="19.65mm" draw:control="control2"/>
        </table:shapes>
        <table:table-column table:style-name="co1" table:default-cell-style-name="Default"/>
        <table:table-column table:style-name="co2" table:default-cell-style-name="ce5"/>
        <table:table-column table:style-name="co1" table:default-cell-style-name="ce9"/>
        <table:table-column table:style-name="co1" table:default-cell-style-name="ce12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t [秒]</text:p>
          </table:table-cell>
          <table:table-cell table:style-name="ce1" office:value-type="string" calcext:value-type="string">
            <text:p>ラベル</text:p>
          </table:table-cell>
          <table:table-cell table:style-name="ce1" office:value-type="string" calcext:value-type="string">
            <text:p>Re[Z]</text:p>
          </table:table-cell>
          <table:table-cell table:style-name="ce1" office:value-type="string" calcext:value-type="string">
            <text:p>Im[Z]</text:p>
          </table:table-cell>
          <table:table-cell table:style-name="ce1" office:value-type="string" calcext:value-type="string">
            <text:p>|z(t)|</text:p>
          </table:table-cell>
          <table:table-cell table:style-name="ce1" office:value-type="string" calcext:value-type="string">
            <text:p>∠z(t)</text:p>
          </table:table-cell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Default" table:formula="of:=&quot;z(&quot;&amp;[.A2]&amp; &quot;) = &quot;&amp;ROUND([.C2];2)&amp;&quot; + &quot;&amp;ROUND([.D2];2)&amp;&quot; j&quot;" office:value-type="string" office:string-value="z(0) = 0 + 0 j" calcext:value-type="string">
            <text:p>z(0) = 0 + 0 j</text:p>
          </table:table-cell>
          <table:table-cell table:style-name="Default" table:formula="of:=[.E2]*COS([.F2])" office:value-type="float" office:value="0" calcext:value-type="float">
            <text:p>0</text:p>
          </table:table-cell>
          <table:table-cell table:style-name="Default" table:formula="of:=[.E2]*SIN([.F2])" office:value-type="float" office:value="0" calcext:value-type="float">
            <text:p>0</text:p>
          </table:table-cell>
          <table:table-cell table:style-name="ce2" table:formula="of:=[.A2]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1" table:number-rows-repeated="2"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開始秒</text:p>
          </table:table-cell>
          <table:table-cell table:style-name="ce2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終了秒</text:p>
          </table:table-cell>
          <table:table-cell table:style-name="ce2" office:value-type="float" office:value="5" calcext:value-type="float">
            <text:p>5</text:p>
          </table:table-cell>
          <table:table-cell table:style-name="Default" table:number-columns-repeated="2"/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/>
          <table:table-cell table:style-name="Default"/>
          <table:table-cell table:style-name="ce7" table:number-columns-repeated="2"/>
          <table:table-cell table:number-columns-repeated="2"/>
        </table:table-row>
        <table:table-row table:style-name="ro1">
          <table:table-cell/>
          <table:table-cell table:style-name="ce3" office:value-type="string" calcext:value-type="string" table:number-columns-spanned="3" table:number-rows-spanned="1">
            <text:p>以下の囲みの中には何も記入しないこと</text:p>
          </table:table-cell>
          <table:covered-table-cell table:number-columns-repeated="2" table:style-name="Default"/>
          <table:table-cell table:number-columns-repeated="2"/>
        </table:table-row>
        <table:table-row table:style-name="ro1">
          <table:table-cell/>
          <table:table-cell table:style-name="ce4" office:value-type="string" calcext:value-type="string">
            <text:p>ラベル</text:p>
          </table:table-cell>
          <table:table-cell table:style-name="ce8" office:value-type="string" calcext:value-type="string">
            <text:p>Re[Z]</text:p>
          </table:table-cell>
          <table:table-cell table:style-name="ce11" office:value-type="string" calcext:value-type="string">
            <text:p>Im[Z]</text:p>
          </table:table-cell>
          <table:table-cell table:style-name="ce1"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/>
          <table:table-cell table:style-name="ce6" office:value-type="float" office:value="10" calcext:value-type="float">
            <text:p>10</text:p>
          </table:table-cell>
          <table:table-cell table:style-name="ce10" office:value-type="float" office:value="100" calcext:value-type="float">
            <text:p>100</text:p>
          </table:table-cell>
          <table:table-cell table:style-name="ce13" office:value-type="float" office:value="100" calcext:value-type="float">
            <text:p>10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PA Pゴシック" svg:font-family="'IPA Pゴシック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UmePlus P Gothic'" style:font-family-generic-asian="system" style:font-pitch-asian="variable" style:font-size-asian="12pt" style:language-asian="ja" style:country-asian="JP" style:font-name-complex="TakaoPGothic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number:number-style style:name="N112">
      <number:number number:decimal-places="3" loext:min-decimal-places="3" number:min-integer-digits="1"/>
    </number:number-style>
    <style:style style:name="Default" style:family="table-cell">
      <style:text-properties style:font-name-asian="IPA Pゴシック" style:font-family-asian="'IPA Pゴシック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8">0000/00/00</text:date>, <text:time style:data-style-name="N2" text:time-value="14:23:00.505978239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4T11:04:56.181032446</meta:creation-date>
    <dc:date>2017-06-08T14:46:14.408630844</dc:date>
    <meta:editing-duration>PT46M10S</meta:editing-duration>
    <meta:editing-cycles>13</meta:editing-cycles>
    <meta:generator>LibreOffice/5.1.6.2$Linux_X86_64 LibreOffice_project/10m0$Build-2</meta:generator>
    <meta:document-statistic meta:table-count="1" meta:cell-count="53" meta:object-count="3"/>
  </office:meta>
</office:document-meta>
</file>

<file path=Basic/Standard/Timer.xml><?xml version="1.0" encoding="utf-8"?>
<!DOCTYPE module  PUBLIC '-//OpenOffice.org//DTD OfficeDocument 1.0//EN'  'module.dtd'>
<script:module xmlns:script="http://openoffice.org/2000/script" script:name="Timer" script:language="StarBasic">REM  *****  BASIC  *****

Sub Main

Dim oSheet As Object
oSheet = ThisComponent.CurrentController.ActiveSheet

Dim t, i,s,e As Integer

Clear

s = oSheet.getCellRangeByName( "B5" ).value
e = oSheet.getCellRangeByName( "B6" ).value

For i = s To e
    oSheet.getCellRangeByName( "A2" ).value = i
    oSheet.getCellRangeByName( "B"+(12+i) ).String = oSheet.getCellRangeByName( "B2" ).String
    oSheet.getCellRangeByName( "C"+(12+i) ).value = oSheet.getCellRangeByName( "C2" ).value
    oSheet.getCellRangeByName( "D"+(12+i) ).value = oSheet.getCellRangeByName( "D2" ).value
    wait 1000
Next

End Sub

Sub Clear

Dim oSheet As Object
oSheet = ThisComponent.CurrentController.ActiveSheet

Dim i As Integer

oSheet.getCellRangeByName( "A2" ).value = 0
For i=0 To 10
   oSheet.getCellRangeByName( "B"+(12+i) ).value = i
   oSheet.getCellRangeByName( "C"+(12+i) ).value = 100
   oSheet.getCellRangeByName( "D"+(12+i) ).value = 100
Next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imer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 chart:data-label-number="none" chart:data-label-text="true" chart:data-label-symbol="false"/>
    </style:style>
    <style:style style:name="ch3" style:family="chart" style:data-style-name="N0">
      <style:chart-properties chart:display-label="true" chart:logarithmic="false" chart:minimum="-5" chart:maximum="5" chart:origin="0" chart:interval-maj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symbol-type="named-symbol" chart:symbol-name="circle" chart:symbol-width="0.25cm" chart:symbol-height="0.25cm" chart:link-data-style-to-source="true" chart:data-label-number="none" chart:data-label-text="true" chart:data-label-symbol="fals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6.963cm" svg:height="14.962cm" xlink:href=".." xlink:type="simple" chart:class="chart:scatter" chart:style-name="ch1">
        <chart:plot-area chart:style-name="ch2" table:cell-range-address="Sheet1.B12:Sheet1.D22 Sheet1.D11:Sheet1.D11" chart:data-source-has-labels="both" svg:x="0.339cm" svg:y="0.299cm" svg:width="16.285cm" svg:height="14.364cm">
          <chartooo:coordinate-region svg:x="0.485cm" svg:y="0.498cm" svg:width="16.045cm" svg:height="13.966cm"/>
          <chart:axis chart:dimension="x" chart:name="primary-x" chart:style-name="ch3" chartooo:axis-type="auto">
            <chart:categories table:cell-range-address="Sheet1.B12:Sheet1.B22"/>
          </chart:axis>
          <chart:axis chart:dimension="x" chart:name="secondary-x" chart:style-name="ch4"/>
          <chart:axis chart:dimension="y" chart:name="primary-y" chart:style-name="ch3"/>
          <chart:axis chart:dimension="y" chart:name="secondary-y" chart:style-name="ch4"/>
          <chart:series chart:attached-axis="primary-y" chart:style-name="ch5" chart:values-cell-range-address="Sheet1.D12:Sheet1.D22" chart:label-cell-address="Sheet1.D11:Sheet1.D11" chart:class="chart:scatter">
            <chart:domain table:cell-range-address="Sheet1.C12:Sheet1.C22"/>
            <chart:data-point chart:repeated="11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C</text:p>
              </table:table-cell>
              <table:table-cell office:value-type="string">
                <text:p>Im[Z]</text:p>
                <draw:g>
                  <svg:desc>Sheet1.D11:Sheet1.D1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heet1.B12:Sheet1.B22</svg:desc>
                </draw:g>
              </table:table-cell>
              <table:table-cell office:value-type="float" office:value="100">
                <text:p>100</text:p>
                <draw:g>
                  <svg:desc>Sheet1.C12:Sheet1.C22</svg:desc>
                </draw:g>
              </table:table-cell>
              <table:table-cell office:value-type="float" office:value="100">
                <text:p>100</text:p>
                <draw:g>
                  <svg:desc>Sheet1.D12:Sheet1.D22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